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Arial" fo:language="it" fo:country="IT" officeooo:rsid="00007965" officeooo:paragraph-rsid="00007965"/>
    </style:style>
    <style:style style:name="P2" style:family="paragraph" style:parent-style-name="Text_20_body">
      <style:text-properties style:font-name="Arial" fo:language="it" fo:country="IT" officeooo:rsid="00007965" officeooo:paragraph-rsid="00007965"/>
    </style:style>
    <style:style style:name="P3" style:family="paragraph" style:parent-style-name="Text_20_body">
      <style:paragraph-properties fo:text-align="center" style:justify-single-word="false"/>
      <style:text-properties style:font-name="Arial" fo:language="it" fo:country="IT" officeooo:rsid="00007965" officeooo:paragraph-rsid="00007965"/>
    </style:style>
    <style:style style:name="P4" style:family="paragraph" style:parent-style-name="Text_20_body">
      <style:text-properties style:font-name="Arial" fo:language="it" fo:country="IT" officeooo:rsid="0000b1a3" officeooo:paragraph-rsid="0000b1a3"/>
    </style:style>
    <style:style style:name="P5" style:family="paragraph" style:parent-style-name="Text_20_body">
      <style:text-properties style:font-name="Arial" fo:language="it" fo:country="IT" officeooo:rsid="0001bb52" officeooo:paragraph-rsid="0001bb52"/>
    </style:style>
    <style:style style:name="P6" style:family="paragraph" style:parent-style-name="Text_20_body">
      <style:text-properties style:font-name="Arial" fo:language="it" fo:country="IT" officeooo:rsid="00032101" officeooo:paragraph-rsid="00032101"/>
    </style:style>
    <style:style style:name="P7" style:family="paragraph" style:parent-style-name="Text_20_body">
      <style:text-properties style:font-name="Arial" fo:language="it" fo:country="IT" officeooo:paragraph-rsid="00033589"/>
    </style:style>
    <style:style style:name="P8" style:family="paragraph" style:parent-style-name="Text_20_body">
      <style:text-properties style:font-name="Arial" fo:language="it" fo:country="IT" officeooo:rsid="00033589" officeooo:paragraph-rsid="00033589"/>
    </style:style>
    <style:style style:name="P9" style:family="paragraph" style:parent-style-name="Title">
      <style:text-properties style:font-name="Arial" fo:language="it" fo:country="IT" officeooo:rsid="00007965" officeooo:paragraph-rsid="00007965"/>
    </style:style>
    <style:style style:name="P10" style:family="paragraph" style:parent-style-name="Subtitle">
      <style:text-properties style:font-name="Arial" fo:language="it" fo:country="IT" officeooo:rsid="00007965" officeooo:paragraph-rsid="00007965"/>
    </style:style>
    <style:style style:name="P11" style:family="paragraph" style:parent-style-name="Heading_20_1">
      <style:text-properties style:font-name="Arial" fo:language="it" fo:country="IT" officeooo:rsid="00007965" officeooo:paragraph-rsid="00007965"/>
    </style:style>
    <style:style style:name="P12" style:family="paragraph" style:parent-style-name="Heading_20_1">
      <style:text-properties style:font-name="Arial" fo:language="it" fo:country="IT" officeooo:rsid="0000b1a3" officeooo:paragraph-rsid="0000b1a3"/>
    </style:style>
    <style:style style:name="P13" style:family="paragraph" style:parent-style-name="Heading_20_1">
      <style:text-properties style:font-name="Arial" fo:language="it" fo:country="IT" officeooo:rsid="00033589" officeooo:paragraph-rsid="00033589"/>
    </style:style>
    <style:style style:name="P14" style:family="paragraph" style:parent-style-name="Heading_20_2">
      <style:text-properties style:font-name="Arial" fo:language="it" fo:country="IT" officeooo:rsid="0001bb52" officeooo:paragraph-rsid="0001bb52"/>
    </style:style>
    <style:style style:name="P15" style:family="paragraph" style:parent-style-name="Heading_20_2">
      <style:text-properties style:font-name="Arial" fo:language="it" fo:country="IT" officeooo:rsid="00033589" officeooo:paragraph-rsid="000335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style="italic" style:font-style-asian="italic" style:font-style-complex="italic"/>
    </style:style>
    <style:style style:name="T4" style:family="text">
      <style:text-properties officeooo:rsid="0000b1a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32101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321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YaeOS – Fase 1</text:p>
      <text:p text:style-name="P10">Progetto di Sistemi Operativi per l’Anno Accademico 2017/18</text:p>
      <text:p text:style-name="P1"><text:span text:style-name="T1">Professore</text:span>: Renzo Davoli</text:p>
      <text:p text:style-name="P3"/>
      <text:p text:style-name="P3"/>
      <text:h text:style-name="P11" text:outline-level="1">Introduzione</text:h>
      <text:p text:style-name="P2">Il lavoro che abbiamo svolto fa parte di un progetto più grande il cui scopo è la realizzazione di un intero Sistema Operativo. <text:span text:style-name="T4">Questo è suddiviso in un certo numero di livelli; in particolare durante questa prima fase ci siamo occupati del secondo.</text:span></text:p>
      <text:p text:style-name="P4">Questo poggia sui due livelli inferiori, quello dell’hardware emulato e del BIOS di sistema, e realizza il gestore delle code di strutture di dati utilizzate dal livello superiore. </text:p>
      <text:p text:style-name="P4">Per svolgere questo compito ci siamo serviti dell’emulatore uARM, il quale si è rivelato necessario durante la fase di test, e del software git, che ha facilitato la coordinazione dell’intero gruppo. </text:p>
      <text:p text:style-name="P4"/>
      <text:h text:style-name="P12" text:outline-level="1">Gestore delle code</text:h>
      <text:p text:style-name="P5">Abbiamo implementato due diverse librerie, la <text:span text:style-name="T5">pcb.c</text:span> e <text:span text:style-name="T5">asht.c</text:span>. La prima fornisce i metodi per allocazione e deallocazione della memoria, gestione delle code e degli alberi di Process Control Blocks (PCB) . La seconda invece permette di gestire una Active Semaphore Hash Table (ASHT) per i processi bloccati sui semafori.</text:p>
      <text:p text:style-name="P5"/>
      <text:h text:style-name="P14" text:outline-level="2">PCB.c</text:h>
      <text:p text:style-name="P5">Per questa parte del lavoro ci siamo attenuti alle specifiche, non riscontrando particolari difficoltà. Il lavoro è stato organizzato attorno alle funzioni di gestione delle code <text:span text:style-name="T8">(i</text:span><text:span text:style-name="T6">nsertProcQ, removeProcQ, headProcQ, outProcQ, forallProcQ</text:span><text:span text:style-name="T8">), le quali vengono utilizzate dagli altri metodi. </text:span></text:p>
      <text:p text:style-name="P6">Per la realizzazione delle code con priorità abbiamo scelto di utilizzare delle liste monodirezionali, in modo tale da sfruttare al meglio i campi della struttura <text:span text:style-name="T7">pcb_t</text:span>. Nello specifico il campo <text:span text:style-name="T5">p_next</text:span> è servito a collegare fra di loro gli elementi di tale lista, mentre abbiamo usato <text:span text:style-name="T5">p_priority</text:span> per ordinare correttamente gli elementi della coda. </text:p>
      <text:p text:style-name="P6"><text:soft-page-break/>Anche per la parte relativa agli alberi di PCB ci siamo limitati a manipolare i campi della struttura <text:span text:style-name="T7">pcb_t</text:span>: <text:span text:style-name="T5">p_parent</text:span>, <text:span text:style-name="T5">p_child</text:span> e <text:span text:style-name="T5">p_sib</text:span>.</text:p>
      <text:p text:style-name="P6"/>
      <text:h text:style-name="P15" text:outline-level="2">ASHT.c</text:h>
      <text:p text:style-name="P7"/>
      <text:p text:style-name="P7"/>
      <text:h text:style-name="P13" text:outline-level="1">Organizzazione del codice</text:h>
      <text:p text:style-name="P8">I file sono stati suddivisi in due directory, h e phase1, le quali contengono rispettivamente gli header da includere e i file sorgenti. Questi ultimi sono i file delle librerie <text:span text:style-name="T5">pcb.c</text:span> e <text:span text:style-name="T5">asht.c</text:span> ed il file <text:span text:style-name="T5">test-pcb.c</text:span>, necessario per testare le funzionalità dei primi d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6:03:58.090345603</meta:creation-date>
    <dc:date>2018-02-25T16:53:38.932063082</dc:date>
    <meta:editing-duration>PT7M29S</meta:editing-duration>
    <meta:editing-cycles>1</meta:editing-cycles>
    <meta:document-statistic meta:table-count="0" meta:image-count="0" meta:object-count="0" meta:page-count="2" meta:paragraph-count="16" meta:word-count="335" meta:character-count="2153" meta:non-whitespace-character-count="1829"/>
    <meta:generator>LibreOffice/5.4.2.2$Linux_X86_64 LibreOffice_project/40m0$Build-2</meta:generator>
  </office:meta>
</office:document-meta>
</file>